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2429bf" officeooo:paragraph-rsid="002429bf" style:font-size-asian="18pt" style:font-size-complex="18pt"/>
    </style:style>
    <style:style style:name="P2" style:family="paragraph" style:parent-style-name="Standard">
      <style:text-properties fo:font-size="18pt" officeooo:rsid="00162549" officeooo:paragraph-rsid="00162549" style:font-size-asian="18pt" style:font-size-complex="18pt"/>
    </style:style>
    <style:style style:name="P3" style:family="paragraph" style:parent-style-name="Standard" style:list-style-name="L1">
      <style:paragraph-properties fo:line-height="200%"/>
      <style:text-properties fo:font-size="18pt" officeooo:rsid="00162549" officeooo:paragraph-rsid="00162549" style:font-size-asian="18pt" style:font-size-complex="18pt"/>
    </style:style>
    <style:style style:name="P4" style:family="paragraph" style:parent-style-name="Standard" style:list-style-name="L1">
      <style:text-properties fo:font-size="18pt" officeooo:rsid="00162549" officeooo:paragraph-rsid="00162549" style:font-size-asian="18pt" style:font-size-complex="18pt"/>
    </style:style>
    <style:style style:name="P5" style:family="paragraph" style:parent-style-name="Standard" style:list-style-name="L1">
      <style:text-properties fo:font-size="18pt" officeooo:rsid="0016d044" officeooo:paragraph-rsid="0016d044" style:font-size-asian="18pt" style:font-size-complex="18pt"/>
    </style:style>
    <style:style style:name="P6" style:family="paragraph" style:parent-style-name="Standard" style:list-style-name="L1">
      <style:paragraph-properties fo:line-height="200%"/>
      <style:text-properties fo:font-size="18pt" officeooo:rsid="0016d044" officeooo:paragraph-rsid="0016d044" style:font-size-asian="18pt" style:font-size-complex="18pt"/>
    </style:style>
    <style:style style:name="P7" style:family="paragraph" style:parent-style-name="Standard" style:list-style-name="L1">
      <style:text-properties fo:font-size="18pt" officeooo:rsid="001a286d" officeooo:paragraph-rsid="001a286d" style:font-size-asian="18pt" style:font-size-complex="18pt"/>
    </style:style>
    <style:style style:name="P8" style:family="paragraph" style:parent-style-name="Standard" style:list-style-name="L1">
      <style:text-properties fo:font-size="18pt" officeooo:rsid="002082e8" officeooo:paragraph-rsid="002082e8" style:font-size-asian="18pt" style:font-size-complex="18pt"/>
    </style:style>
    <style:style style:name="P9" style:family="paragraph" style:parent-style-name="Standard">
      <style:text-properties fo:font-size="18pt" officeooo:rsid="002082e8" officeooo:paragraph-rsid="002082e8" style:font-size-asian="18pt" style:font-size-complex="18pt"/>
    </style:style>
    <style:style style:name="P10" style:family="paragraph" style:parent-style-name="Standard">
      <style:text-properties fo:font-size="18pt" officeooo:rsid="00211356" officeooo:paragraph-rsid="00211356" style:font-size-asian="18pt" style:font-size-complex="18pt"/>
    </style:style>
    <style:style style:name="P11" style:family="paragraph" style:parent-style-name="Standard" style:list-style-name="L2">
      <style:text-properties fo:font-size="18pt" officeooo:rsid="00211356" officeooo:paragraph-rsid="00211356" style:font-size-asian="18pt" style:font-size-complex="18pt"/>
    </style:style>
    <style:style style:name="P12" style:family="paragraph" style:parent-style-name="Standard" style:list-style-name="L2">
      <style:text-properties officeooo:rsid="0021831f" officeooo:paragraph-rsid="0021831f"/>
    </style:style>
    <style:style style:name="P13" style:family="paragraph" style:parent-style-name="Standard">
      <style:text-properties officeooo:rsid="0021831f" officeooo:paragraph-rsid="0021831f"/>
    </style:style>
    <style:style style:name="T1" style:family="text">
      <style:text-properties officeooo:rsid="0017af63"/>
    </style:style>
    <style:style style:name="T2" style:family="text">
      <style:text-properties officeooo:rsid="001a286d"/>
    </style:style>
    <style:style style:name="T3" style:family="text">
      <style:text-properties fo:font-size="18pt" officeooo:rsid="00211356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23385b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t készítettem magamnak egy API dokumentumot, hogy átlássam a tárolt adatok típusait</text:p>
      <text:p text:style-name="P2"/>
      <text:p text:style-name="P2">API doc</text:p>
      <text:list text:style-name="L1">
        <text:list-item>
          <text:p text:style-name="P3">Data types <text:span text:style-name="T1">(All properties are private)</text:span>:</text:p>
          <text:list>
            <text:list-item>
              <text:p text:style-name="P4">Media – Stores properties of a media object (<text:span text:style-name="T2">class, </text:span>final)</text:p>
              <text:list>
                <text:list-item>
                  <text:p text:style-name="P4">int id</text:p>
                </text:list-item>
                <text:list-item>
                  <text:p text:style-name="P4">User owner</text:p>
                </text:list-item>
                <text:list-item>
                  <text:p text:style-name="P4">bool private</text:p>
                </text:list-item>
                <text:list-item>
                  <text:p text:style-name="P4">bool ageRestricted</text:p>
                </text:list-item>
                <text:list-item>
                  <text:p text:style-name="P4">string title</text:p>
                </text:list-item>
                <text:list-item>
                  <text:p text:style-name="P4">Type type</text:p>
                </text:list-item>
                <text:list-item>
                  <text:p text:style-name="P3">string src</text:p>
                </text:list-item>
              </text:list>
            </text:list-item>
            <text:list-item>
              <text:p text:style-name="P5">User – Stores properties of a user (<text:span text:style-name="T2">class, </text:span>final)</text:p>
              <text:list>
                <text:list-item>
                  <text:p text:style-name="P5">int id</text:p>
                </text:list-item>
                <text:list-item>
                  <text:p text:style-name="P5">string nickname</text:p>
                </text:list-item>
                <text:list-item>
                  <text:p text:style-name="P5">string passwordHash</text:p>
                </text:list-item>
                <text:list-item>
                  <text:p text:style-name="P5">string name</text:p>
                </text:list-item>
                <text:list-item>
                  <text:p text:style-name="P6">int age</text:p>
                </text:list-item>
              </text:list>
            </text:list-item>
            <text:list-item>
              <text:p text:style-name="P7">Type – Stores possible data types (enum, string)</text:p>
              <text:list>
                <text:list-item>
                  <text:p text:style-name="P7"><text:s text:c="2"/>JPG = image/jpeg</text:p>
                </text:list-item>
                <text:list-item>
                  <text:p text:style-name="P7"><text:s text:c="2"/>PNG = image/png</text:p>
                </text:list-item>
                <text:list-item>
                  <text:p text:style-name="P7"><text:s text:c="2"/>MP3 = audio/mpeg</text:p>
                </text:list-item>
                <text:list-item>
                  <text:p text:style-name="P7"><text:s text:c="2"/>GIF = image/gif</text:p>
                </text:list-item>
              </text:list>
            </text:list-item>
          </text:list>
        </text:list-item>
        <text:list-item>
          <text:p text:style-name="P8">Endpoints are in the Router.hack file (login as an example)</text:p>
        </text:list-item>
      </text:list>
      <text:p text:style-name="P9"/>
      <text:p text:style-name="P10">Person logs in through a post /login endpoint</text:p>
      <text:p text:style-name="P10">Session gets created and saved </text:p>
      <text:list text:style-name="L2">
        <text:list-item>
          <text:p text:style-name="P11">(Session: int id, bool logged, string token)</text:p>
        </text:list-item>
        <text:list-item>
          <text:p text:style-name="P12"><text:span text:style-name="T3">S</text:span><text:span text:style-name="T4">ession automatically gets fetched if you pass a token in the request header!</text:span></text:p>
        </text:list-item>
      </text:list>
      <text:p text:style-name="P13"><text:span text:style-name="T4"/></text:p>
      <text:p text:style-name="P13"><text:soft-page-break/><text:span text:style-name="T4">//</text:span><text:span text:style-name="T5">Turns out, I did not have autocomplete and write-time code check because I was not in the proper folder in vscode. Fun 4 days behind me./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34:13.762679964</meta:creation-date>
    <dc:date>2025-04-01T21:14:01.045522010</dc:date>
    <meta:editing-duration>PT5H25M11S</meta:editing-duration>
    <meta:editing-cycles>11</meta:editing-cycles>
    <meta:generator>LibreOffice/24.8.6.2$Linux_X86_64 LibreOffice_project/d50be90c1d90f0f90a5235ffcbbafbbfa38a83c2</meta:generator>
    <meta:document-statistic meta:table-count="0" meta:image-count="0" meta:object-count="0" meta:page-count="2" meta:paragraph-count="28" meta:word-count="172" meta:character-count="911" meta:non-whitespace-character-count="778"/>
  </office:meta>
</office:document-meta>
</file>